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f398"/>
    </style:style>
    <style:style style:name="T1" style:family="text">
      <style:text-properties officeooo:rsid="0001f39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1f398"/>
    </style:style>
    <style:style style:name="T4" style:family="text">
      <style:text-properties fo:language="ru" fo:country="RU" officeooo:rsid="0001f398"/>
    </style:style>
    <style:style style:name="T5" style:family="text">
      <style:text-properties fo:color="#080808" style:font-name="JetBrains Mono" fo:font-size="10pt" fo:language="ru" fo:country="RU" fo:font-style="normal" fo:font-weight="normal" officeooo:rsid="0001f398" style:font-size-asian="10pt" style:font-style-asian="normal" style:font-weight-asian="normal"/>
    </style:style>
    <style:style style:name="T6" style:family="text">
      <style:text-properties fo:color="#000000" style:font-name="JetBrains Mono" fo:font-size="10pt" fo:language="ru" fo:country="RU" fo:font-style="normal" fo:font-weight="normal" officeooo:rsid="0001f398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Данная база данных разработана для проекта </text:span><text:span text:style-name="T3">Br</text:span><text:span text:style-name="T4">a</text:span><text:span text:style-name="T3">nd. В базе будут </text:span><text:span text:style-name="T4">следующие таблицы: <text:line-break/> - </text:span><text:span text:style-name="T5">users<text:line-break/> - collections<text:line-break/> - brands<text:line-break/> - designers<text:line-break/> - materials<text:line-break/> - categories<text:line-break/> - </text:span><text:span text:style-name="T6">catalog</text:span><text:span text:style-name="T5"><text:line-break/> - slider_images<text:line-break/> - ratings<text:line-break/> - carts<text:line-break/> - comments</text:span></text:p>
      <text:p text:style-name="P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8-30T14:47:13.525000000</dc:date>
    <meta:editing-duration>PT9M49S</meta:editing-duration>
    <meta:editing-cycles>1</meta:editing-cycles>
    <meta:document-statistic meta:table-count="0" meta:image-count="0" meta:object-count="0" meta:page-count="1" meta:paragraph-count="1" meta:word-count="34" meta:character-count="216" meta:non-whitespace-character-count="171"/>
  </office:meta>
</office:document-meta>
</file>